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dbe" officeooo:paragraph-rsid="0006ddbe"/>
    </style:style>
    <style:style style:name="P2" style:family="paragraph" style:parent-style-name="Standard">
      <style:text-properties officeooo:paragraph-rsid="0006ddbe"/>
    </style:style>
    <style:style style:name="P3" style:family="paragraph" style:parent-style-name="Standard">
      <style:text-properties officeooo:rsid="000e110e" officeooo:paragraph-rsid="000e110e"/>
    </style:style>
    <style:style style:name="T1" style:family="text">
      <style:text-properties officeooo:rsid="000aec8f"/>
    </style:style>
    <style:style style:name="T2" style:family="text">
      <style:text-properties officeooo:rsid="0006dd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ddbe" style:font-weight-asian="bold" style:font-weight-complex="bold"/>
    </style:style>
    <style:style style:name="T5" style:family="text">
      <style:text-properties officeooo:rsid="000fe7de"/>
    </style:style>
    <style:style style:name="T6" style:family="text">
      <style:text-properties officeooo:rsid="00127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eam name:</text:span> <text:span text:style-name="T1">Mohamed Eldesouki</text:span></text:p>
      <text:p text:style-name="P1"><text:span text:style-name="T3">Number of runs submitted:</text:span> <text:span text:style-name="T6">4 (2 test + 2 dev) </text:span></text:p>
      <text:p text:style-name="P1"><text:span text:style-name="T3">Participants:</text:span> <text:span text:style-name="T1">Mohamed Eldesouki </text:span><text:s/><text:span text:style-name="T1">mohamohamed@hbku.edu.qa</text:span> <text:span text:style-name="T1">Qatar Computing Research Institute (QCRI)</text:span> <text:span text:style-name="T1">Qatar</text:span></text:p>
      <text:p text:style-name="P1"/>
      <text:p text:style-name="P1"><text:span text:style-name="T3">Resources used:</text:span> <text:span text:style-name="T1">None (only train data)</text:span></text:p>
      <text:p text:style-name="P1"/>
      <text:p text:style-name="P1"><text:span text:style-name="T3">Tools used:</text:span> <text:span text:style-name="T1">Natasy [https://github.com/disooqi/Natasy], Python, Numpy, Scikit learn </text:span></text:p>
      <text:p text:style-name="P1"/>
      <text:p text:style-name="P2"><text:span text:style-name="T4">Techniques used:</text:span><text:span text:style-name="T2"> Fully-Connected Neural Network, TF-IDF for word unigrams, </text:span>Naive Bayes classifier for multinomial models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21:17:38.622052398</meta:creation-date>
    <dc:date>2019-05-18T06:31:38.463916997</dc:date>
    <meta:editing-duration>PT3H31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3" meta:character-count="419" meta:non-whitespace-character-count="369"/>
  </office:meta>
</office:document-meta>
</file>